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54cm" svg:stroke-color="#000000" draw:marker-start-width="0.965cm" draw:marker-end-width="0.965cm" draw:fill-color="#ffff99" draw:textarea-horizontal-align="justify" draw:textarea-vertical-align="middle" draw:auto-grow-height="false" fo:min-height="7.878cm" fo:min-width="13.47cm" fo:padding-top="0.252cm" fo:padding-bottom="0.252cm" fo:padding-left="0.377cm" fo:padding-right="0.377cm"/>
    </style:style>
    <style:style style:name="gr2" style:family="graphic" style:parent-style-name="standard">
      <style:graphic-properties draw:stroke="none" svg:stroke-color="#000000" draw:fill="none" draw:fill-color="#ffffff" fo:min-height="0.949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standard">
      <style:graphic-properties draw:fill-color="#66cc99" draw:textarea-horizontal-align="justify" draw:textarea-vertical-align="middle" draw:auto-grow-height="false" fo:min-height="3.084cm" fo:min-width="0cm"/>
    </style:style>
    <style:style style:name="gr5" style:family="graphic" style:parent-style-name="standard">
      <style:graphic-properties svg:stroke-width="0.102cm" svg:stroke-color="#000000" draw:marker-start-width="0.152cm" draw:marker-end-width="0.152cm" draw:textarea-horizontal-align="justify" draw:textarea-vertical-align="middle" draw:auto-grow-height="false" fo:min-height="0.664cm" fo:min-width="1.653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00" draw:marker-start-width="0.152cm" draw:marker-end-width="0.152cm" draw:fill-color="#ffcc00" draw:textarea-horizontal-align="justify" draw:textarea-vertical-align="top" draw:auto-grow-height="false" fo:min-height="1.426cm" fo:min-width="5.5cm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41cm" fo:min-width="4.732cm" fo:padding-top="0.176cm" fo:padding-bottom="0.176cm" fo:padding-left="0.301cm" fo:padding-right="0.301cm" draw:shadow-opacity="50%"/>
    </style:style>
    <style:style style:name="gr8" style:family="graphic" style:parent-style-name="standard">
      <style:graphic-properties svg:stroke-width="0.102cm" svg:stroke-color="#000000" draw:marker-start-width="0.152cm" draw:marker-end-width="0.152cm" draw:fill="solid" draw:fill-color="#fdc578" draw:textarea-horizontal-align="justify" draw:textarea-vertical-align="top" draw:auto-grow-height="false" fo:min-height="1.426cm" fo:min-width="3.327cm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41cm" fo:min-width="2.573cm" fo:padding-top="0.176cm" fo:padding-bottom="0.176cm" fo:padding-left="0.301cm" fo:padding-right="0.301cm" draw:shadow-opacity="50%"/>
    </style:style>
    <style:style style:name="gr10" style:family="graphic" style:parent-style-name="standard">
      <style:graphic-properties draw:stroke="dash" draw:stroke-dash="Ultrafine_20_Dashed" svg:stroke-width="0.051cm" svg:stroke-color="#000000" draw:marker-start-width="0.355cm" draw:marker-end-width="0.355cm" draw:fill="none" draw:textarea-horizontal-align="justify" draw:textarea-vertical-align="middle" draw:auto-grow-height="false" fo:min-height="3.56cm" fo:min-width="8.898cm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Ultrafine_20_Dashed" svg:stroke-width="0.051cm" svg:stroke-color="#0000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-color="#66cc99" draw:textarea-horizontal-align="justify" draw:textarea-vertical-align="middle" draw:auto-grow-height="false" fo:min-height="1.64cm" fo:min-width="0cm"/>
    </style:style>
    <style:style style:name="gr13" style:family="graphic" style:parent-style-name="standard">
      <style:graphic-properties draw:fill-color="#9900ff" draw:textarea-horizontal-align="justify" draw:textarea-vertical-align="middle" draw:auto-grow-height="false" fo:min-height="1.084cm" fo:min-width="0cm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="none" draw:fill-color="#ffffff"/>
      <style:text-properties fo:font-size="12pt" fo:font-weight="bold" style:font-size-asian="18pt" style:font-weight-asian="bold" style:font-size-complex="18pt" style:font-weight-complex="bold"/>
    </style:style>
    <style:style style:name="P3" style:family="paragraph">
      <loext:graphic-properties draw:fill-color="#66cc99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6" style:family="paragraph">
      <loext:graphic-properties draw:fill-color="#ffcc00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ff6600" draw:opacity="50%"/>
      <style:paragraph-properties fo:text-align="center"/>
      <style:text-properties fo:font-size="12pt" fo:font-weight="bold" style:font-weight-asian="bold" style:font-weight-complex="bold"/>
    </style:style>
    <style:style style:name="P8" style:family="paragraph">
      <loext:graphic-properties draw:fill="solid" draw:fill-color="#fdc578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9900ff" fo:font-size="12pt" fo:font-weight="bold" style:font-size-asian="18pt" style:font-weight-asian="bold" style:font-size-complex="18pt" style:font-weight-complex="bold"/>
    </style:style>
    <style:style style:name="P11" style:family="paragraph">
      <loext:graphic-properties draw:fill-color="#9900ff"/>
      <style:paragraph-properties fo:text-align="center"/>
    </style:style>
    <style:style style:name="T1" style:family="text">
      <style:text-properties fo:font-size="12pt" fo:font-weight="bold" style:font-size-asian="18pt" style:font-weight-asian="bold" style:font-size-complex="18pt" style:font-weight-complex="bold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color="#9900ff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8.128cm" svg:x="7.14cm" svg:y="2.28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02cm" svg:height="1.199cm" svg:x="18.324cm" svg:y="1.397cm">
          <draw:text-box>
            <text:p><text:span text:style-name="T1">SimQueue Q</text:span></text:p>
          </draw:text-box>
        </draw:frame>
        <draw:frame draw:style-name="gr3" draw:text-style-name="P2" draw:layer="layout" svg:width="3.936cm" svg:height="0.889cm" svg:x="12.874cm" svg:y="2.907cm">
          <draw:text-box>
            <text:p><text:span text:style-name="T1">Visit Area (jobs)</text:span></text:p>
          </draw:text-box>
        </draw:frame>
        <draw:custom-shape draw:style-name="gr4" draw:text-style-name="P3" xml:id="id4" draw:id="id4" draw:layer="layout" svg:width="0.635cm" svg:height="3.81cm" draw:transform="rotate (1.5707963267949) translate (18.08cm 6.62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xml:id="id5" draw:id="id5" draw:layer="layout" svg:width="2.255cm" svg:height="1.016cm" svg:x="5.993cm" svg:y="2.753cm">
          <text:p text:style-name="P4"><text:span text:style-name="T1">Arriv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2.255cm" svg:height="1.016cm" svg:x="18.49cm" svg:y="2.737cm">
          <text:p text:style-name="P4"><text:span text:style-name="T1">Depar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102cm" svg:height="1.778cm" draw:transform="skewX (-0.00837758040957278) translate (7.762cm 7.874cm)">
          <text:p text:style-name="P4"><text:span text:style-name="T1">Q.STAT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1" draw:id="id1" draw:layer="layout" svg:width="5.334cm" svg:height="0.762cm" svg:x="8.102cm" svg:y="8.617cm">
          <text:p text:style-name="P4"><text:span text:style-name="T2">jobs::{J2, J3}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929cm" svg:height="1.778cm" draw:transform="skewX (-0.00837758040957278) translate (1.951cm 6.59cm)">
          <text:p text:style-name="P4"><text:span text:style-name="T1">SimJob J4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175cm" svg:height="0.762cm" svg:x="2.289cm" svg:y="7.333cm">
          <text:p text:style-name="P4"><text:span text:style-name="T2">queue::null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929cm" svg:height="1.778cm" draw:transform="skewX (-0.00837758040957278) translate (22.251cm 6.59cm)">
          <text:p text:style-name="P4"><text:span text:style-name="T1">SimJob J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175cm" svg:height="0.762cm" svg:x="22.589cm" svg:y="7.333cm">
          <text:p text:style-name="P4"><text:span text:style-name="T2">queue::null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929cm" svg:height="1.778cm" draw:transform="skewX (-0.00837758040957278) translate (9.351cm 4.19cm)">
          <text:p text:style-name="P4"><text:span text:style-name="T1">SimJob J3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175cm" svg:height="0.762cm" svg:x="9.689cm" svg:y="4.933cm">
          <text:p text:style-name="P4"><text:span text:style-name="T2">queue::Q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929cm" svg:height="1.778cm" draw:transform="skewX (-0.00837758040957278) translate (13.551cm 4.19cm)">
          <text:p text:style-name="P4"><text:span text:style-name="T1">SimJob J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175cm" svg:height="0.762cm" svg:x="13.889cm" svg:y="4.933cm">
          <text:p text:style-name="P4"><text:span text:style-name="T2">queue::Q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2" draw:id="id2" draw:layer="layout" svg:width="9.398cm" svg:height="3.81cm" svg:x="8.682cm" svg:y="2.78cm">
          <text:p/>
          <draw:enhanced-geometry svg:viewBox="0 0 21600 21600" draw:type="rectangle" draw:enhanced-path="M 0 0 L 21600 0 21600 21600 0 21600 0 0 Z N"/>
        </draw:custom-shape>
        <draw:connector draw:style-name="gr11" draw:text-style-name="P9" draw:layer="layout" draw:line-skew="0.412cm" svg:x1="13.436cm" svg:y1="8.998cm" svg:x2="13.381cm" svg:y2="6.59cm" draw:start-shape="id1" draw:start-glue-point="1" draw:end-shape="id2" draw:end-glue-point="2" svg:d="M13436 8998h963v-1407h-1018v-1001" svg:viewBox="0 0 1019 2409">
          <text:p/>
        </draw:connector>
        <draw:connector draw:style-name="gr11" draw:text-style-name="P9" draw:layer="layout" svg:x1="19.617cm" svg:y1="3.753cm" svg:x2="19.985cm" svg:y2="5.988cm" draw:start-shape="id3" draw:start-glue-point="2" draw:end-shape="id4" draw:end-glue-point="1" svg:d="M19617 3753v1142h368v1093" svg:viewBox="0 0 369 2236">
          <text:p/>
        </draw:connector>
        <draw:custom-shape draw:style-name="gr12" draw:text-style-name="P3" xml:id="id6" draw:id="id6" draw:layer="layout" svg:width="0.635cm" svg:height="2.159cm" draw:transform="rotate (1.5707963267949) translate (6.523cm 6.48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1" draw:text-style-name="P9" draw:layer="layout" svg:x1="5.993cm" svg:y1="3.261cm" svg:x2="7.602cm" svg:y2="5.847cm" draw:start-shape="id5" draw:start-glue-point="3" draw:end-shape="id6" draw:end-glue-point="1" svg:d="M5993 3261h-552v1572h2161v1014" svg:viewBox="0 0 2162 2587">
          <text:p/>
        </draw:connector>
        <draw:frame draw:style-name="gr2" draw:text-style-name="P10" draw:layer="layout" svg:width="2.794cm" svg:height="1.199cm" svg:x="6.888cm" svg:y="12.757cm">
          <draw:text-box>
            <text:p><text:span text:style-name="T3">ARRIVAL</text:span></text:p>
          </draw:text-box>
        </draw:frame>
        <draw:custom-shape draw:style-name="gr13" draw:text-style-name="P11" draw:layer="layout" svg:width="0.635cm" svg:height="1.524cm" svg:x="7.838cm" svg:y="11.0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10" draw:layer="layout" svg:width="3.276cm" svg:height="1.199cm" svg:x="14.764cm" svg:y="12.784cm">
          <draw:text-box>
            <text:p><text:span text:style-name="T3">DEPARTURE</text:span></text:p>
          </draw:text-box>
        </draw:frame>
        <draw:custom-shape draw:style-name="gr13" draw:text-style-name="P11" draw:layer="layout" svg:width="0.635cm" svg:height="1.524cm" svg:x="15.838cm" svg:y="11.0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0" draw:layer="layout" svg:width="5.585cm" svg:height="0.725cm" svg:x="10.971cm" svg:y="13.956cm">
          <draw:text-box>
            <text:p><text:span text:style-name="T3">Sub-Notification Types</text:span></text:p>
          </draw:text-box>
        </draw:frame>
        <draw:custom-shape draw:style-name="gr13" draw:text-style-name="P11" draw:layer="layout" svg:width="0.635cm" svg:height="1.524cm" svg:x="11.858cm" svg:y="11.0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10" draw:layer="layout" svg:width="3.276cm" svg:height="1.199cm" svg:x="11.23cm" svg:y="12.813cm">
          <draw:text-box>
            <text:p><text:span text:style-name="T3">DROP</text:span></text:p>
          </draw:text-box>
        </draw:frame>
        <draw:custom-shape draw:style-name="gr5" draw:text-style-name="P5" xml:id="id7" draw:id="id7" draw:layer="layout" svg:width="2.255cm" svg:height="1.016cm" svg:x="18.461cm" svg:y="9.012cm">
          <text:p text:style-name="P4"><text:span text:style-name="T1">Drop</text:span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19.588cm" svg:y1="9.012cm" svg:x2="19.985cm" svg:y2="6.623cm" draw:start-shape="id7" draw:start-glue-point="0" draw:end-shape="id4" svg:d="M19588 9012v-1219h397v-1170" svg:viewBox="0 0 398 23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21:32:57.099241814</meta:creation-date>
    <dc:date>2018-04-27T14:29:59.951703636</dc:date>
    <meta:editing-duration>PT1H24M9S</meta:editing-duration>
    <meta:editing-cycles>18</meta:editing-cycles>
    <meta:generator>LibreOffice/5.4.6.2$Linux_X86_64 LibreOffice_project/40$Build-2</meta:generator>
    <meta:document-statistic meta:object-count="30"/>
  </office:meta>
</office:document-meta>
</file>